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95e05" officeooo:paragraph-rsid="00195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-LIST NAEVUS </text:p>
      <text:p text:style-name="P1"/>
      <text:p text:style-name="P1"/>
      <text:p text:style-name="P1">Limite précise mais irrégulière</text:p>
      <text:p text:style-name="P1"/>
      <text:p text:style-name="P1">Plat, légérement surélevé (&lt;2mm)</text:p>
      <text:p text:style-name="P1"/>
      <text:p text:style-name="P1">Plus la localisation s'éloigne du pole postérieur moins ils sont fréquents</text:p>
      <text:p text:style-name="P1"/>
      <text:p text:style-name="P1">Souvent: drusens, AEP</text:p>
      <text:p text:style-name="P1"/>
      <text:p text:style-name="P1">Soulévement séreux possible mais rare. Il faut éliminer un mélanome par la surveillance.</text:p>
      <text:p text:style-name="P1"/>
      <text:p text:style-name="P1">Pigment orange si abondant en faveur de la malignité</text:p>
      <text:p text:style-name="P1"/>
      <text:p text:style-name="P1"/>
      <text:p text:style-name="P1">NAEVUS AF</text:p>
      <text:p text:style-name="P1"/>
      <text:p text:style-name="P1">Hypopigmenté:</text:p>
      <text:p text:style-name="P1"/>
      <text:p text:style-name="P1">Si EP intact : hypopigmenté sur les temps précoces </text:p>
      <text:p text:style-name="P1">Si AEP effet fenêtre aux temps précoce, </text:p>
      <text:p text:style-name="P1"/>
      <text:p text:style-name="P1">drusen fluorescents sur les séquences tard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6T17:27:35.078000000</dc:date>
    <meta:document-statistic meta:table-count="0" meta:image-count="0" meta:object-count="0" meta:page-count="1" meta:paragraph-count="12" meta:word-count="71" meta:character-count="476" meta:non-whitespace-character-count="414"/>
    <meta:generator>LibreOffice/4.1.3.2$Windows_x86 LibreOffice_project/70feb7d99726f064edab4605a8ab840c50ec57a</meta:generator>
  </office:meta>
</office:document-meta>
</file>